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MPI QUISPE, BASI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2818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AMPI QUISPE, BASI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281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JARAMILLO CUSI, CARLOS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81607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6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1:33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